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200000284F497DE182650208E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measure" style:list-style-name="L1">
      <style:graphic-properties draw:textarea-vertical-align="middle" draw:show-unit="false"/>
    </style:style>
    <style:style style:name="gr3" style:family="graphic" style:parent-style-name="measure">
      <style:graphic-properties draw:textarea-vertical-align="middle"/>
    </style:style>
    <style:style style:name="gr4" style:family="graphic" style:parent-style-name="objectwithoutfill">
      <style:graphic-properties draw:marker-start="" draw:marker-end="Symmetric_20_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834cm" svg:height="17.04cm" svg:x="1.582cm" svg:y="6.329cm">
          <draw:image xlink:href="Pictures/10000000000002A200000284F497DE182650208E.png" xlink:type="simple" xlink:show="embed" xlink:actuate="onLoad">
            <text:p text:style-name="P1"/>
          </draw:image>
        </draw:frame>
        <draw:measure draw:style-name="gr2" draw:text-style-name="P2" draw:layer="measurelines" svg:x1="13.954cm" svg:y1="9.001cm" svg:x2="13.954cm" svg:y2="20.177cm">
          <text:p text:style-name="P2"><text:measure text:kind="gap"/>L=20Rw</text:p>
        </draw:measure>
        <draw:measure draw:style-name="gr3" draw:text-style-name="P1" draw:layer="measurelines" svg:x1="8.366cm" svg:y1="21.547cm" svg:x2="13.954cm" svg:y2="21.547cm">
          <text:p>w=10Rw</text:p>
        </draw:measure>
        <draw:line draw:style-name="gr4" draw:text-style-name="P3" draw:layer="layout" svg:x1="11.16cm" svg:y1="14.589cm" svg:x2="11.541cm" svg:y2="14.208cm">
          <text:p/>
        </draw:line>
        <draw:frame draw:style-name="gr5" draw:text-style-name="P4" draw:layer="layout" svg:width="1.143cm" svg:height="0.762cm" svg:x="10.652cm" svg:y="14.462cm">
          <draw:text-box>
            <text:p>Rw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italic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draw:fill-image-width="0cm" draw:fill-image-height="0cm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10pt" fo:font-style="italic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4" svg:stroke-color="#000000" draw:marker-start="Arrow" draw:marker-start-width="0.2cm" draw:marker-end="Arrow" draw:marker-end-width="0.2cm" draw:fill="none" draw:fill-gradient-name="Gradient_20_2" draw:fill-hatch-name="Hatching_20_1" draw:fill-image-name="Bitmap_20_1" draw:show-unit="true"/>
      <style:text-properties fo:font-size="12pt" fo:font-style="italic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4-19T12:51:09.091829711</dc:date>
    <meta:editing-duration>PT2M38S</meta:editing-duration>
    <meta:editing-cycles>1</meta:editing-cycles>
    <meta:document-statistic meta:object-count="5"/>
    <meta:generator>LibreOffice/5.1.6.2$Linux_X86_64 LibreOffice_project/10m0$Build-2</meta:generator>
  </office:meta>
</office:document-meta>
</file>